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SourceValidity.isVal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XSourceValidity.isValid( SourceValidity otherValidi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XSourceValidity.JXSourceValidity( SourceValidity sourceValidity , SourceValidity template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